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Bitstream Vera Sans Mono', 'Courier New', Courier, monospace"/>
    <style:font-face style:name="Consolas1" svg:font-family="Consolas,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1" style:family="table-row">
      <style:table-row-properties style:min-row-height="2.626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2" style:family="table-row">
      <style:table-row-properties style:min-row-height="2.6861in"/>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57d4b" officeooo:paragraph-rsid="00157d4b"/>
    </style:style>
    <style:style style:name="P2" style:family="paragraph" style:parent-style-name="Standard">
      <style:text-properties officeooo:rsid="00157d4b" officeooo:paragraph-rsid="0015ebc1"/>
    </style:style>
    <style:style style:name="P3" style:family="paragraph" style:parent-style-name="Standard">
      <style:text-properties officeooo:rsid="0015ebc1" officeooo:paragraph-rsid="0015ebc1"/>
    </style:style>
    <style:style style:name="P4" style:family="paragraph" style:parent-style-name="Standard">
      <style:text-properties fo:font-weight="bold" officeooo:rsid="00157d4b" officeooo:paragraph-rsid="00157d4b" style:font-weight-asian="bold" style:font-weight-complex="bold"/>
    </style:style>
    <style:style style:name="P5" style:family="paragraph" style:parent-style-name="Standard" style:list-style-name="L1">
      <style:text-properties fo:font-weight="bold" officeooo:paragraph-rsid="00157d4b" style:font-weight-asian="bold" style:font-weight-complex="bold"/>
    </style:style>
    <style:style style:name="P6" style:family="paragraph" style:parent-style-name="Standard">
      <style:text-properties fo:font-weight="bold" officeooo:paragraph-rsid="00157d4b" style:font-weight-asian="bold" style:font-weight-complex="bold"/>
    </style:style>
    <style:style style:name="P7" style:family="paragraph" style:parent-style-name="Standard">
      <style:paragraph-properties fo:text-align="center" style:justify-single-word="false"/>
      <style:text-properties fo:font-weight="bold" officeooo:paragraph-rsid="0018b56c" style:font-weight-asian="bold" style:font-weight-complex="bold"/>
    </style:style>
    <style:style style:name="P8" style:family="paragraph" style:parent-style-name="Standard">
      <style:text-properties fo:font-weight="bold" officeooo:rsid="001ecd5d" officeooo:paragraph-rsid="001ecd5d" style:font-weight-asian="bold" style:font-weight-complex="bold"/>
    </style:style>
    <style:style style:name="P9" style:family="paragraph" style:parent-style-name="Standard">
      <style:text-properties fo:font-weight="normal" officeooo:rsid="0017b853" officeooo:paragraph-rsid="0017b853" style:font-weight-asian="normal" style:font-weight-complex="normal"/>
    </style:style>
    <style:style style:name="P10" style:family="paragraph" style:parent-style-name="Standard">
      <style:text-properties fo:font-weight="normal" officeooo:rsid="0018b56c" officeooo:paragraph-rsid="0018b56c" style:font-weight-asian="normal" style:font-weight-complex="normal"/>
    </style:style>
    <style:style style:name="P11" style:family="paragraph" style:parent-style-name="Standard">
      <style:text-properties fo:font-weight="normal" officeooo:rsid="001a49ff" officeooo:paragraph-rsid="001a49ff" style:font-weight-asian="normal" style:font-weight-complex="normal"/>
    </style:style>
    <style:style style:name="P12" style:family="paragraph" style:parent-style-name="Standard" style:list-style-name="L1">
      <style:text-properties fo:font-weight="normal" officeooo:rsid="001a49ff" officeooo:paragraph-rsid="001a49ff" style:font-weight-asian="normal" style:font-weight-complex="normal"/>
    </style:style>
    <style:style style:name="P13" style:family="paragraph" style:parent-style-name="Standard" style:list-style-name="L1">
      <style:text-properties fo:font-weight="normal" officeooo:paragraph-rsid="001ecd5d" style:font-weight-asian="normal" style:font-weight-complex="normal"/>
    </style:style>
    <style:style style:name="P14" style:family="paragraph" style:parent-style-name="Standard" style:list-style-name="L1">
      <style:text-properties fo:font-weight="normal" officeooo:rsid="001b88db" officeooo:paragraph-rsid="001b88db" style:font-weight-asian="normal" style:font-weight-complex="normal"/>
    </style:style>
    <style:style style:name="P15" style:family="paragraph" style:parent-style-name="Standard">
      <style:text-properties fo:font-weight="normal" officeooo:rsid="001b88db" officeooo:paragraph-rsid="001b88db" style:font-weight-asian="normal" style:font-weight-complex="normal"/>
    </style:style>
    <style:style style:name="P16" style:family="paragraph" style:parent-style-name="Standard" style:list-style-name="L1">
      <style:text-properties fo:font-weight="normal" officeooo:rsid="001cf982" officeooo:paragraph-rsid="001cf982" style:font-weight-asian="normal" style:font-weight-complex="normal"/>
    </style:style>
    <style:style style:name="P17" style:family="paragraph" style:parent-style-name="Standard">
      <style:text-properties officeooo:rsid="00167baa" officeooo:paragraph-rsid="00167baa"/>
    </style:style>
    <style:style style:name="P18" style:family="paragraph" style:parent-style-name="Standard">
      <style:text-properties officeooo:paragraph-rsid="001b88db"/>
    </style:style>
    <style:style style:name="P19" style:family="paragraph" style:parent-style-name="Standard">
      <style:text-properties fo:font-size="14pt" fo:font-weight="bold" officeooo:rsid="001ecd5d" officeooo:paragraph-rsid="001ecd5d" style:font-size-asian="14pt" style:font-weight-asian="bold" style:font-size-complex="14pt" style:font-weight-complex="bold"/>
    </style:style>
    <style:style style:name="P20" style:family="paragraph" style:parent-style-name="Standard">
      <style:text-properties fo:font-size="14pt" fo:font-weight="bold" officeooo:rsid="00157d4b" officeooo:paragraph-rsid="00157d4b" style:font-size-asian="14pt" style:font-weight-asian="bold" style:font-size-complex="14pt" style:font-weight-complex="bold"/>
    </style:style>
    <style:style style:name="P21" style:family="paragraph" style:parent-style-name="Table_20_Contents">
      <style:text-properties officeooo:rsid="001ed4eb" officeooo:paragraph-rsid="001ed4eb"/>
    </style:style>
    <style:style style:name="T1" style:family="text">
      <style:text-properties officeooo:rsid="00157d4b"/>
    </style:style>
    <style:style style:name="T2" style:family="text">
      <style:text-properties officeooo:rsid="0015ebc1"/>
    </style:style>
    <style:style style:name="T3" style:family="text">
      <style:text-properties officeooo:rsid="00167baa"/>
    </style:style>
    <style:style style:name="T4" style:family="text">
      <style:text-properties officeooo:rsid="0017b853"/>
    </style:style>
    <style:style style:name="T5" style:family="text">
      <style:text-properties officeooo:rsid="0018b56c"/>
    </style:style>
    <style:style style:name="T6" style:family="text">
      <style:text-properties officeooo:rsid="001b88db"/>
    </style:style>
    <style:style style:name="T7" style:family="text">
      <style:text-properties fo:font-weight="normal" officeooo:rsid="001b88db" style:font-weight-asian="normal" style:font-weight-complex="normal"/>
    </style:style>
    <style:style style:name="T8" style:family="text">
      <style:text-properties officeooo:rsid="001ecd5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Name: Michele Fattoruso <text:s text:c="21"/>ZID: Z1840898 <text:s text:c="31"/>12/06/2018</text:p>
      <text:p text:style-name="P20"/>
      <text:p text:style-name="P8">1)</text:p>
      <table:table table:name="Table1" table:style-name="Table1">
        <table:table-column table:style-name="Table1.A" table:number-columns-repeated="3"/>
        <table:table-row table:style-name="Table1.1">
          <table:table-cell table:style-name="Table1.A1" office:value-type="string">
            <text:p text:style-name="P21">Insert 41</text:p>
          </table:table-cell>
          <table:table-cell table:style-name="Table1.A1" office:value-type="string">
            <text:p text:style-name="P21">Insert 38</text:p>
          </table:table-cell>
          <table:table-cell table:style-name="Table1.C1" office:value-type="string">
            <text:p text:style-name="P21">Insert 31</text:p>
          </table:table-cell>
        </table:table-row>
        <table:table-row table:style-name="Table1.2">
          <table:table-cell table:style-name="Table1.A2" office:value-type="string">
            <text:p text:style-name="P21">Insert 12</text:p>
          </table:table-cell>
          <table:table-cell table:style-name="Table1.A2" office:value-type="string">
            <text:p text:style-name="P21">Insert 19</text:p>
          </table:table-cell>
          <table:table-cell table:style-name="Table1.C2" office:value-type="string">
            <text:p text:style-name="P21">Insert 8</text:p>
          </table:table-cell>
        </table:table-row>
      </table:table>
      <text:p text:style-name="P4"/>
      <text:p text:style-name="P4">2. (3 points) Argue that any arbitrary n-node binary search tree can be transformed into any other arbitrary n-node binary search tree using O(n) rotations. Hint: First show that at most n-1 right rotations suffice to transform the tree into a right-going chain.)</text:p>
      <text:p text:style-name="P4"/>
      <text:p text:style-name="P9">Given a <text:span text:style-name="T5">binary</text:span> search tree, it’s possible to transform it to a right going chain or a left going chain by performing <text:span text:style-name="T5">a defined number of right or</text:span> left rotations. Taking in example the rotations performed in the demonstration 1, we can see that we are able to transform a the <text:span text:style-name="T5">left chain binary </text:span>search tree in a right chain tree.</text:p>
      <text:p text:style-name="P10">So we are able to transform a tree to it’s complete opposite representation.</text:p>
      <text:p text:style-name="P10">The number of rotations preformed in the demonstration 1, is equal to n-1 rotations on the root of the tree. <text:span text:style-name="T4">Also we know that </text:span>this concept can be extended to every other possible tree, as we can convert any tree to a right chain tree, by simply performing a right rotation on all the nodes which have a left child. Our original left chained tree had the maximum possible number of left left children (n-1), and so no other tree with n nodes can have more left children than a left chained tree.</text:p>
      <text:p text:style-name="P10">Said so we can define that the maximum number of rotations necessary to convert every tree to a right chained tree is O(n-1).</text:p>
      <text:p text:style-name="P10"><text:soft-page-break/>Also, we know that for every rotation performed, it’s possible to restore the starting tree, by performing the opposite rotation performed to turn a tree into a right chain tree, so we can say that also in this case, the maximum number of rotations performed will be in the order of O(n).</text:p>
      <text:p text:style-name="P1"/>
      <text:p text:style-name="P4"><text:span text:style-name="T2">3. </text:span>(3 points) Can the black-heights of nodes in a red-black tree be maintained as fields in the nodes of the tree without affecting the asymptotic performance of any of the red-black tree operations? Show how, or argue why not.</text:p>
      <text:p text:style-name="P1"/>
      <text:p text:style-name="P1">By adding the the black height as a field in a node, the performance of the tree will not be affected.</text:p>
      <text:p text:style-name="P1">The reason behind this is that every time we insert a node, w<text:span text:style-name="T2">e</text:span> can simply deduct the heig<text:span text:style-name="T3">ht</text:span> of the inserted node by checking the <text:span text:style-name="T2">height</text:span> of the parent. </text:p>
      <text:p text:style-name="P3">As an insertion is always made as a red node, the height of the newly inserted node will be equal to the height of it’s parent, instead if the new node, due to rotations will be colored as a <text:span text:style-name="T3">black</text:span> tree, the black height of the node will be equal to the height of the parent + 1 so there will be no extra cost in calculating the black height of the tree.</text:p>
      <text:p text:style-name="P17">If necessary, the black height of the single node can be updated during the rotation operations. Being the rotation operation constant, and being the update of the black height of the node also a constant operation, it won’t affect the overall time complexity of the tree.</text:p>
      <text:p text:style-name="P17">We need to note that, adding the black height of the tree to every single node, will increase the space complexity of the structure, by a factor equal to the size of the value multiplied for the number of nodes n.</text:p>
      <text:p text:style-name="P2"/>
      <text:p text:style-name="P1"/>
      <text:p text:style-name="P4"><text:span text:style-name="T2">4. </text:span>(3 points) Given a set of n numbers, find the i largest numbers in sorted order using a comparison-based algorithm. Consider each of the following method, give the algorithm, and analyze the time cost in terms of n and i. </text:p>
      <text:list xml:id="list1427017321" text:style-name="L1">
        <text:list-item>
          <text:p text:style-name="P5"><text:span text:style-name="T1">Sort the numbers, and list the i largest. </text:span></text:p>
          <text:p text:style-name="P12">For the solution of this problem, the final computational cost will be equal to the cost of the sorting algorithm. If for example we use a merge sort, which worst case computational cost is O(nlogn), <text:s/>and we can simply order the array in descending order and return the element in position I. The time complexity will increase linearly with the size of the input, but finding the i-th element will always be a constant time operation (not considering the data structure, as a list will affect the complexity as we have to do a linear traversal, instead an array will give us a constant time access to the memory location)</text:p>
        </text:list-item>
      </text:list>
      <text:p text:style-name="P11"/>
      <text:p text:style-name="P11"/>
      <text:p text:style-name="P11"><text:tab/>def getILargestValue(arr,i):</text:p>
      <text:p text:style-name="P11"><text:tab/><text:tab/>sort(arr) </text:p>
      <text:p text:style-name="P11"><text:tab/><text:tab/>return arr[i-1]</text:p>
      <text:p text:style-name="P11"/>
      <text:list xml:id="list232027576914096" text:continue-numbering="true" text:style-name="L1">
        <text:list-item>
          <text:p text:style-name="P5"><text:span text:style-name="T1">Build a max-heap, and call extract-max i times </text:span></text:p>
          <text:p text:style-name="P12">For the solution of this problem, it’s required the use of the max-heap.</text:p>
          <text:p text:style-name="P12"><text:span text:style-name="T6">Given an unsorted array, the time complexity to build a heap of size n will be of the order of O(n).</text:span></text:p>
          <text:p text:style-name="P14">We also know that each extraction operation will require a rebalancing of the heap, so the total cost of extraction of <text:s/>a single element from the heap will be equal to O(logn).</text:p>
          <text:p text:style-name="P14">To get the i-th max element from the heap, we will have to perform the extraction operation I times, so the total time complexity of the algorithm will be O(n + i*long)</text:p>
        </text:list-item>
      </text:list>
      <text:p text:style-name="P15"><text:tab/></text:p>
      <text:p text:style-name="P15"><text:soft-page-break/><text:tab/>def getILargestValue(arr,i):</text:p>
      <text:p text:style-name="P15"><text:tab/><text:tab/>mh = MaxHeap(arr)</text:p>
      <text:p text:style-name="P15"><text:tab/><text:tab/>for I in range(i):</text:p>
      <text:p text:style-name="P15"><text:tab/><text:tab/><text:tab/>val = mh.extractMax()</text:p>
      <text:p text:style-name="P18"><text:span text:style-name="T7"><text:tab/><text:tab/>return val;</text:span></text:p>
      <text:p text:style-name="P15"/>
      <text:list xml:id="list232028075181881" text:continue-numbering="true" text:style-name="L1">
        <text:list-item>
          <text:p text:style-name="P5"><text:span text:style-name="T1">Use an order-statistic algorithm to find the i-th largest number, partition around that number, and sort the i largest numbers</text:span></text:p>
          <text:p text:style-name="P16">For the solution to this approach, we will have to use an order statistic algorithm.</text:p>
          <text:p text:style-name="P16">The idea behind this approach, is that we will no longer sort the whole array, and then search for the element we want, but instead we will be deviding the array in group of equal size, except maybe the last one which may have less element, then we will sort each of the created bins, and then create an extra array where we will store all the median values of the bins. </text:p>
          <text:p text:style-name="P16">We then recursively call this method to find the median of medians. <text:span text:style-name="T8">We then split the array based on the median, and if k is equal to the median, we return the value, if the position of the median Is bigger than the position I, then we perform a recursive call to the left subarray, it’s it’s smaller, we perform a recursive call In the right subarray.</text:span></text:p>
          <text:p text:style-name="P13"><text:span text:style-name="T8">The time complexity of this algorithm is mostly determined by the finding of the array of median of medians, which takes O(n). This value is not affected by the value I, so the final complexity of the algorithm is O(n)</text:span></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text:span text:style-name="T5">DEMONSTRATION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Bitstream Vera Sans Mono', 'Courier New', Courier, monospace"/>
    <style:font-face style:name="Consolas1" svg:font-family="Consolas,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19:17:27.023472878</meta:creation-date>
    <dc:date>2018-12-05T23:20:24.970903425</dc:date>
    <meta:editing-duration>PT42M58S</meta:editing-duration>
    <meta:editing-cycles>2</meta:editing-cycles>
    <meta:generator>LibreOffice/6.0.6.2$Linux_X86_64 LibreOffice_project/00m0$Build-2</meta:generator>
    <meta:print-date>2018-12-05T22:43:34.547192379</meta:print-date>
    <meta:document-statistic meta:table-count="1" meta:image-count="0" meta:object-count="0" meta:page-count="4" meta:paragraph-count="43" meta:word-count="1057" meta:character-count="5834" meta:non-whitespace-character-count="4746"/>
  </office:meta>
</office:document-meta>
</file>